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1880115706762796520" text:style-name="L1">
        <text:list-item>
          <text:list>
            <text:list-header>
              <text:p text:style-name="P12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11">rested 6 minutes</text:p>
      <text:list xml:id="list6598354013274609770" text:style-name="L2">
        <text:list-item>
          <text:list>
            <text:list-header>
              <text:p text:style-name="P14"><text:span text:style-name="T1">Run: </text:span><text:s/>0.1 mile lead into a 2 mile run</text:p>
              <text:p text:style-name="P14">2 mile splits: <text:s/>8:21, 8:03</text:p>
              <text:p text:style-name="P14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8-28T16:41:53.46</dc:date>
    <dc:creator>James  Lombardi</dc:creator>
    <meta:editing-duration>P5DT5H18M45S</meta:editing-duration>
    <meta:editing-cycles>402</meta:editing-cycles>
    <meta:generator>OpenOffice/4.1.2$Win32 OpenOffice.org_project/412m3$Build-9782</meta:generator>
    <meta:document-statistic meta:table-count="0" meta:image-count="0" meta:object-count="0" meta:page-count="6" meta:paragraph-count="162" meta:word-count="1429" meta:character-count="7120"/>
  </office:meta>
</office:document-meta>
</file>